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Courier New" svg:font-family="'Courier New'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6.270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7701in"/>
    </style:style>
    <style:style style:name="Table2.B" style:family="table-column">
      <style:table-column-properties style:column-width="0.9486in"/>
    </style:style>
    <style:style style:name="Table2.C" style:family="table-column">
      <style:table-column-properties style:column-width="2.625in"/>
    </style:style>
    <style:style style:name="Table2.D" style:family="table-column">
      <style:table-column-properties style:column-width="1.9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</style:style>
    <style:style style:name="P9" style:family="paragraph" style:parent-style-name="Standard">
      <style:paragraph-properties fo:margin-top="0in" fo:margin-bottom="0.111in" loext:contextual-spacing="false" fo:line-height="100%"/>
    </style:style>
    <style:style style:name="P10" style:family="paragraph" style:parent-style-name="Standard">
      <style:paragraph-properties fo:margin-left="0in" fo:margin-right="0in" fo:margin-top="0.0555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7" style:family="paragraph" style:parent-style-name="Standard" style:list-style-name="WWNum4">
      <style:paragraph-properties fo:margin-left="0.5in" fo:margin-right="0in" fo:margin-top="0.0555in" fo:margin-bottom="0in" loext:contextual-spacing="false" fo:text-align="start" style:justify-single-word="false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.0555in" fo:margin-bottom="0in" loext:contextual-spacing="false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.111in" loext:contextual-spacing="false" fo:text-align="start" style:justify-single-word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.111in" loext:contextual-spacing="false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margin-top="0.0555in" fo:margin-bottom="0in" loext:contextual-spacing="false" fo:line-height="100%" fo:break-before="page"/>
    </style:style>
    <style:style style:name="P27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11pt" fo:font-weight="normal" style:font-name-asian="Alegreya1" style:font-size-asian="11pt" style:font-weight-asian="normal" style:font-name-complex="Alegreya1" style:font-size-complex="11pt"/>
    </style:style>
    <style:style style:name="T4" style:family="text">
      <style:text-properties style:font-name="Alegreya" fo:font-size="11pt" style:text-underline-style="none" fo:font-weight="normal" style:font-name-asian="Alegreya1" style:font-size-asian="11pt" style:font-weight-asian="normal" style:font-name-complex="Alegreya1" style:font-size-complex="11pt"/>
    </style:style>
    <style:style style:name="T5" style:family="text">
      <style:text-properties style:font-name="Alegreya" fo:font-size="9pt" style:font-name-asian="Alegreya1" style:font-size-asian="9pt" style:font-name-complex="Alegreya1" style:font-size-complex="9pt"/>
    </style:style>
    <style:style style:name="T6" style:family="text">
      <style:text-properties style:font-name="Alegreya" fo:font-size="8pt" style:font-name-asian="Alegreya1" style:font-size-asian="8pt" style:font-name-complex="Alegreya1" style:font-size-complex="8pt"/>
    </style:style>
    <style:style style:name="T7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8" style:family="text">
      <style:text-properties style:font-name="Montserrat" style:font-name-asian="Montserrat1" style:font-name-complex="Montserrat1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11" style:family="text">
      <style:text-properties fo:font-weight="normal" style:font-weight-asian="normal"/>
    </style:style>
    <style:style style:name="T12" style:family="text">
      <style:text-properties style:text-underline-style="none"/>
    </style:style>
    <style:style style:name="T13" style:family="text">
      <style:text-properties fo:font-style="italic" style:font-style-asian="italic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7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1" office:value-type="string">
            <text:p text:style-name="Title"><text:bookmark text:name="_ly3kra6qk4bk"/>MANUAL DE INSTALACIÓN</text:p>
            <text:p text:style-name="P27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4"><text:span text:style-name="T1">Grupo: </text:span><text:span text:style-name="T2">3.7</text:span></text:p>
            <text:p text:style-name="P4"><text:span text:style-name="T1">Miembros:</text:span></text:p>
            <text:p text:style-name="P7"><text:span text:style-name="T2">Jaime Borrego Conde</text:span></text:p>
            <text:p text:style-name="P7"><text:span text:style-name="T2">Antonio Campos Gil</text:span></text:p>
            <text:p text:style-name="P7"><text:span text:style-name="T2">Gonzalo Martínez Fernández</text:span></text:p>
            <text:p text:style-name="P7"><text:span text:style-name="T2">Marta Reyes López</text:span></text:p>
            <text:p text:style-name="P7"><text:span text:style-name="T2">Alejandro Sánchez Mayorga</text:span></text:p>
            <text:p text:style-name="P8"><text:span text:style-name="T1">Fecha: </text:span></text:p>
            <text:p text:style-name="P4"><text:span text:style-name="T1">Patrocinador:</text:span></text:p>
            <text:p text:style-name="P7"><text:span text:style-name="T2">José González Enríquez</text:span></text:p>
          </table:table-cell>
        </table:table-row>
      </table:table>
      <text:p text:style-name="P9"><text:span text:style-name="T7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iav9k8jnjla9" text:style-name="Index_20_Link" text:visited-style-name="Index_20_Link"><text:span text:style-name="T9">Tabla de versiones</text:span></text:a><text:span text:style-name="T9"><text:tab/>2</text:span></text:p>
          <text:p text:style-name="P11"><text:a xlink:type="simple" xlink:href="#_fvkiqkkv3odk" text:style-name="Index_20_Link" text:visited-style-name="Index_20_Link"><text:span text:style-name="T10">Instalación de ACME Wedding</text:span></text:a><text:span text:style-name="T10"><text:tab/>3</text:span></text:p>
          <text:p text:style-name="P11"><text:a xlink:type="simple" xlink:href="#_2rtetvd3x1yv" text:style-name="Index_20_Link" text:visited-style-name="Index_20_Link"><text:span text:style-name="T9">Uso de Acme Wedding</text:span></text:a><text:span text:style-name="T9"><text:tab/>4</text:span></text:p>
          <text:p text:style-name="P12"><text:a xlink:type="simple" xlink:href="#_w861ae4idzt3" text:style-name="Index_20_Link" text:visited-style-name="Index_20_Link"><text:span text:style-name="T9">Dentro de Acme Wedding se deben puntualizar ciertos aspectos que podían ser de utilidad:</text:span></text:a><text:span text:style-name="T9"><text:tab/>4</text:span></text:p>
        </text:index-body>
      </text:table-of-content>
      <text:p text:style-name="Standard"/>
      <text:p text:style-name="P25"><text:bookmark text:name="_iav9k8jnjla9"/>Tabla de versio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pan text:style-name="T8">Versión</text:span></text:p>
          </table:table-cell>
          <table:table-cell table:style-name="Table2.A1" office:value-type="string">
            <text:p text:style-name="P5"><text:span text:style-name="T8">Fecha</text:span></text:p>
          </table:table-cell>
          <table:table-cell table:style-name="Table2.A1" office:value-type="string">
            <text:p text:style-name="P5"><text:span text:style-name="T8">Descripción</text:span></text:p>
          </table:table-cell>
          <table:table-cell table:style-name="Table2.A1" office:value-type="string">
            <text:p text:style-name="P5"><text:span text:style-name="T8">Encargados</text:span></text:p>
          </table:table-cell>
        </table:table-row>
        <table:table-row table:style-name="Table2.1">
          <table:table-cell table:style-name="Table2.A2" office:value-type="string">
            <text:p text:style-name="P5">1.0</text:p>
          </table:table-cell>
          <table:table-cell table:style-name="Table2.B2" office:value-type="string">
            <text:p text:style-name="P5">12 dic 2022</text:p>
          </table:table-cell>
          <table:table-cell table:style-name="Table2.C2" office:value-type="string">
            <text:list xml:id="list2885950808" text:style-name="WWNum3">
              <text:list-item>
                <text:p text:style-name="P16">Plantilla y realización del documento</text:p>
              </text:list-item>
            </text:list>
          </table:table-cell>
          <table:table-cell table:style-name="Table2.D2" office:value-type="string">
            <text:p text:style-name="P4">Antonio Campos Gil</text:p>
          </table:table-cell>
        </table:table-row>
      </table:table>
      <text:p text:style-name="Heading_20_3"><text:bookmark text:name="_zeiwymk4am4j"/></text:p>
      <text:p text:style-name="P25"><text:bookmark text:name="_fvkiqkkv3odk"/>Instalación de ACME Wedding</text:p>
      <text:p text:style-name="Standard">Para el despliegue de ‘ACME Wedding’’ se han utilizado dos estrategias.</text:p>
      <text:p text:style-name="Standard">La primera de ellas es delegar en un tercero, en este caso en <text:span text:style-name="T13">railway.app</text:span> una infraestructura que te ofrece un sistema para desplegar tu aplicación en remoto. En este despliegue no es necesario intervención <text:s/>del usuario, solo tiene que acceder a la siguiente url:</text:p>
      <text:p text:style-name="P2"><text:a xlink:type="simple" xlink:href="https://acme-wedding.up.railway.app/" text:style-name="ListLabel_20_46" text:visited-style-name="ListLabel_20_46"><text:span text:style-name="T14">https://acme-wedding.up.railway.app/</text:span></text:a></text:p>
      <text:p text:style-name="P2"/>
      <text:p text:style-name="Standard">El segundo enfoque utiliza la herramienta <text:span text:style-name="T13">Docker</text:span>. Para poder hacer uso de ella, debe instalarla en su dispositivo. En caso de estar en linux será suficiente con realizar los siguientes comandos:</text:p>
      <text:p text:style-name="P2">sudo apt-get update</text:p>
      <text:p text:style-name="P2">sudo apt-get install docker</text:p>
      <text:p text:style-name="P3">El problema reside en los sistemas operativos de Windows y Mac para los que se adjunta documentación en caso de ser necesaria:</text:p>
      <text:list xml:id="list604363161" text:style-name="WWNum4">
        <text:list-item>
          <text:p text:style-name="P17">Windows: <text:a xlink:type="simple" xlink:href="https://docs.docker.com/desktop/install/windows-install/" text:style-name="ListLabel_20_46" text:visited-style-name="ListLabel_20_46"><text:span text:style-name="T14">https://docs.docker.com/desktop/install/windows-install/</text:span></text:a></text:p>
        </text:list-item>
        <text:list-item>
          <text:p text:style-name="P19">MacOS: <text:a xlink:type="simple" xlink:href="https://docs.docker.com/desktop/install/mac-install/" text:style-name="ListLabel_20_46" text:visited-style-name="ListLabel_20_46"><text:span text:style-name="T14">https://docs.docker.com/desktop/install/mac-install/</text:span></text:a></text:p>
        </text:list-item>
      </text:list>
      <text:p text:style-name="Standard">Para poder ejecutar esta aplicación en local solo debe ejecutar los archivos ejecutables que se adjuntan.</text:p>
      <text:list xml:id="list3618458209" text:style-name="WWNum5">
        <text:list-item>
          <text:p text:style-name="P18">‘<text:span text:style-name="T16">init.sh</text:span>’: inicializa y despliega la aplicación.</text:p>
        </text:list-item>
        <text:list-item>
          <text:p text:style-name="P21">‘<text:span text:style-name="T16">stop.sh</text:span>’: para la aplicación en ejecución.</text:p>
        </text:list-item>
        <text:list-item>
          <text:p text:style-name="P20">‘<text:span text:style-name="T16">restart.sh</text:span>’: permite volver a poner en marcha la aplicación una vez se haya parado. </text:p>
        </text:list-item>
      </text:list>
      <text:p text:style-name="P13">IMPORTANTE: Una vez ejecutado <text:span text:style-name="T15">‘init.sh’, no se debe volver a ejecutar pues puede generar errores.</text:span></text:p>
      <text:p text:style-name="P3"/>
      <text:p text:style-name="P3">Una vez instalado Docker, el ejecutable debería funcionar con éxito. Si desde el <text:s/>navegador accediese a <text:a xlink:type="simple" xlink:href="http://localhost:8000/" text:style-name="ListLabel_20_46" text:visited-style-name="ListLabel_20_46"><text:span text:style-name="T14">http://localhost:8000/</text:span></text:a> debería aparecer Acme Wedding.</text:p>
      <text:p text:style-name="Heading_20_1"><text:bookmark text:name="_h2w17s6ae198"/></text:p>
      <text:p text:style-name="P26"><text:bookmark text:name="_2rtetvd3x1yv"/>Uso de Acme Wedding</text:p>
      <text:p text:style-name="Heading_20_1"><text:bookmark text:name="_w861ae4idzt3"/><text:span text:style-name="T3">Dentro de Acme Wedding se deben puntualizar ciertos aspectos que podían ser de utilidad:</text:span></text:p>
      <text:list xml:id="list84108558" text:style-name="WWNum2">
        <text:list-item>
          <text:p text:style-name="P14">El primer superusuario tiene como nombre ‘admin’ y como contraseña ‘4dm1npgpi’.</text:p>
          <text:list>
            <text:list-item>
              <text:p text:style-name="P22">Esta cuenta permite añadir productos y categorías a la base de datos a través de <text:a xlink:type="simple" xlink:href="http://localhost:8000/admin" text:style-name="ListLabel_20_46" text:visited-style-name="ListLabel_20_46"><text:span text:style-name="T14">http://localhost:8000/admin</text:span></text:a>, previo inicio de sesión. Desde ahí, también se pueden crear otros usuarios administradores.</text:p>
            </text:list-item>
            <text:list-item>
              <text:p text:style-name="P22">Desde el panel de administración se puede regresar a la aplicación mediante un enlace en la parte superior derecha de la pantalla o tecleando en el navegador <text:a xlink:type="simple" xlink:href="http://localhost:8000/admin" text:style-name="ListLabel_20_46" text:visited-style-name="ListLabel_20_46"><text:span text:style-name="T14">http://localhost:8000</text:span></text:a>.</text:p>
            </text:list-item>
          </text:list>
        </text:list-item>
      </text:list>
      <text:list xml:id="list2089005791" text:style-name="WWNum1">
        <text:list-item>
          <text:p text:style-name="P15">Desgraciadamente, no todas las tarjetas funcionan en nuestra pasarela de pago. Algunos ejemplos de tarjetas <text:s/>que funcionan son:</text:p>
          <text:list>
            <text:list-item>
              <text:p text:style-name="P23">Número: 4111 1111 1111 1111<text:tab/>CVV: 123<text:tab/>Fecha: 12 / 34</text:p>
            </text:list-item>
            <text:list-item>
              <text:p text:style-name="P23">Número: <text:s/>4012 0000 7777 7777<text:tab/>CVV: 443<text:tab/>Fecha: 01 / 2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Courier New" svg:font-family="'Courier New'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legreya" fo:font-family="Alegreya" style:font-family-generic="roman" style:font-pitch="variable" fo:font-size="11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none" fo:border-right="none" fo:border-top="none" fo:border-bottom="1pt solid #000000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2"><text:span text:style-name="MT1">Manual de instalación</text:span></text:p>
            </table:table-cell>
            <table:table-cell table:style-name="Table3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MP2"><text:span text:style-name="MT3">Grupo 3.7</text:span></text:p>
            </table:table-cell>
            <table:table-cell table:style-name="Table4.A1" office:value-type="string">
              <text:p text:style-name="MP4"><text:span text:style-name="MT3">12 dic 2022</text:span></text:p>
            </table:table-cell>
            <table:table-cell table:style-name="Table4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5" meta:paragraph-count="55" meta:word-count="429" meta:character-count="2775" meta:non-whitespace-character-count="2407"/>
    <meta:generator>LibreOfficeDev/6.0.5.2$Linux_X86_64 LibreOffice_project/</meta:generator>
  </office:meta>
</office:document-meta>
</file>